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17248" calcext:value-type="float">
            <text:p>30.41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4445714286" calcext:value-type="float">
            <text:p>30.6624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94388571429" calcext:value-type="float">
            <text:p>32.7394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87012413793" calcext:value-type="float">
            <text:p>36.66870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81732413793" calcext:value-type="float">
            <text:p>33.96817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95925714286" calcext:value-type="float">
            <text:p>29.1795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82689655172" calcext:value-type="float">
            <text:p>28.8482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54694285714" calcext:value-type="float">
            <text:p>28.08546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27853793103" calcext:value-type="float">
            <text:p>28.09278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1751111111" calcext:value-type="float">
            <text:p>28.21217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37009655172" calcext:value-type="float">
            <text:p>28.11370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1608" calcext:value-type="float">
            <text:p>27.93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99627586207" calcext:value-type="float">
            <text:p>28.0799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608" calcext:value-type="float">
            <text:p>28.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00990344828" calcext:value-type="float">
            <text:p>28.96009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44568275862" calcext:value-type="float">
            <text:p>29.69445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7931034483" calcext:value-type="float">
            <text:p>28.364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44408" calcext:value-type="float">
            <text:p>28.7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28036363636" calcext:value-type="float">
            <text:p>29.0128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52944" calcext:value-type="float">
            <text:p>28.69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58871111111" calcext:value-type="float">
            <text:p>28.95588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58904" calcext:value-type="float">
            <text:p>29.14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7599483871" calcext:value-type="float">
            <text:p>30.6675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818" calcext:value-type="float">
            <text:p>31.15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41739354839" calcext:value-type="float">
            <text:p>31.7241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2768" calcext:value-type="float">
            <text:p>32.7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5052903226" calcext:value-type="float">
            <text:p>35.9485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20709677419" calcext:value-type="float">
            <text:p>37.832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71936" calcext:value-type="float">
            <text:p>32.86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37587096774" calcext:value-type="float">
            <text:p>30.933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27704" calcext:value-type="float">
            <text:p>29.5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3713548387" calcext:value-type="float">
            <text:p>29.6903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2111428571" calcext:value-type="float">
            <text:p>29.99221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16258064516" calcext:value-type="float">
            <text:p>30.09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5943225806" calcext:value-type="float">
            <text:p>30.6385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75423448276" calcext:value-type="float">
            <text:p>31.12754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7602580645" calcext:value-type="float">
            <text:p>31.818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72632" calcext:value-type="float">
            <text:p>33.62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37001290323" calcext:value-type="float">
            <text:p>35.2337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76268387097" calcext:value-type="float">
            <text:p>39.3176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48328" calcext:value-type="float">
            <text:p>32.16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4972903226" calcext:value-type="float">
            <text:p>29.788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02352" calcext:value-type="float">
            <text:p>29.7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79883870968" calcext:value-type="float">
            <text:p>29.747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7573333333" calcext:value-type="float">
            <text:p>29.9777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88190344828" calcext:value-type="float">
            <text:p>30.14881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59572173913" calcext:value-type="float">
            <text:p>30.965957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774" calcext:value-type="float">
            <text:p>31.44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628" calcext:value-type="float">
            <text:p>32.4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74652307692" calcext:value-type="float">
            <text:p>34.40746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78488888889" calcext:value-type="float">
            <text:p>38.5278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2053333333" calcext:value-type="float">
            <text:p>40.5472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3047" calcext:value-type="float">
            <text:p>33.523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4426666667" calcext:value-type="float">
            <text:p>29.40744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049" calcext:value-type="float">
            <text:p>29.602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613" calcext:value-type="float">
            <text:p>33.479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0529" calcext:value-type="float">
            <text:p>33.950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2449" calcext:value-type="float">
            <text:p>34.072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3072" calcext:value-type="float">
            <text:p>28.6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9328" calcext:value-type="float">
            <text:p>28.6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3072" calcext:value-type="float">
            <text:p>28.6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3232" calcext:value-type="float">
            <text:p>28.6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64293333333" calcext:value-type="float">
            <text:p>28.4964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210976" calcext:value-type="float">
            <text:p>28.432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50500869565" calcext:value-type="float">
            <text:p>28.545050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875648" calcext:value-type="float">
            <text:p>28.668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54901818182" calcext:value-type="float">
            <text:p>28.82549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8369230769" calcext:value-type="float">
            <text:p>28.85283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6730322581" calcext:value-type="float">
            <text:p>29.8426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20808" calcext:value-type="float">
            <text:p>30.21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1014193548" calcext:value-type="float">
            <text:p>30.7261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0616774194" calcext:value-type="float">
            <text:p>34.4270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44836129032" calcext:value-type="float">
            <text:p>33.4644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98992" calcext:value-type="float">
            <text:p>30.0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6036129032" calcext:value-type="float">
            <text:p>30.6146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5976" calcext:value-type="float">
            <text:p>30.2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2227096774" calcext:value-type="float">
            <text:p>30.4552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7146666667" calcext:value-type="float">
            <text:p>30.8217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7602580645" calcext:value-type="float">
            <text:p>31.056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04134193548" calcext:value-type="float">
            <text:p>32.4604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5608" calcext:value-type="float">
            <text:p>33.29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1836" calcext:value-type="float">
            <text:p>34.50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65024" calcext:value-type="float">
            <text:p>36.83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7992516129" calcext:value-type="float">
            <text:p>38.4579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7896" calcext:value-type="float">
            <text:p>32.9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82704516129" calcext:value-type="float">
            <text:p>30.6282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32314285714" calcext:value-type="float">
            <text:p>30.753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1290322581" calcext:value-type="float">
            <text:p>30.82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6225714286" calcext:value-type="float">
            <text:p>31.3246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84887741935" calcext:value-type="float">
            <text:p>31.5884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99161290323" calcext:value-type="float">
            <text:p>32.389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70304" calcext:value-type="float">
            <text:p>33.1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9489032258" calcext:value-type="float">
            <text:p>34.8029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35368" calcext:value-type="float">
            <text:p>36.27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51091612903" calcext:value-type="float">
            <text:p>40.4851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1403870968" calcext:value-type="float">
            <text:p>41.2511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97672" calcext:value-type="float">
            <text:p>33.84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65411612903" calcext:value-type="float">
            <text:p>30.606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75654193548" calcext:value-type="float">
            <text:p>30.247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08711724138" calcext:value-type="float">
            <text:p>30.46087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0307096774" calcext:value-type="float">
            <text:p>30.4430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14769032258" calcext:value-type="float">
            <text:p>29.1214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25672" calcext:value-type="float">
            <text:p>29.58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84214193548" calcext:value-type="float">
            <text:p>30.2384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11" calcext:value-type="float">
            <text:p>31.6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62967741936" calcext:value-type="float">
            <text:p>35.386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17421935484" calcext:value-type="float">
            <text:p>37.2417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81848" calcext:value-type="float">
            <text:p>28.75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0363870968" calcext:value-type="float">
            <text:p>28.6080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916" calcext:value-type="float">
            <text:p>28.41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8464516129" calcext:value-type="float">
            <text:p>28.51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52822857143" calcext:value-type="float">
            <text:p>28.7652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6353548387" calcext:value-type="float">
            <text:p>28.7546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316" calcext:value-type="float">
            <text:p>29.4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0459130435" calcext:value-type="float">
            <text:p>30.135045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4445217391" calcext:value-type="float">
            <text:p>32.976444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6074" calcext:value-type="float">
            <text:p>38.946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36556521739" calcext:value-type="float">
            <text:p>35.54365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96608" calcext:value-type="float">
            <text:p>33.70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31376" calcext:value-type="float">
            <text:p>33.94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94928" calcext:value-type="float">
            <text:p>33.88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33056" calcext:value-type="float">
            <text:p>33.76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4716" calcext:value-type="float">
            <text:p>27.06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3588" calcext:value-type="float">
            <text:p>27.18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6532" calcext:value-type="float">
            <text:p>27.11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6164210526" calcext:value-type="float">
            <text:p>26.889616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43745454546" calcext:value-type="float">
            <text:p>27.0343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9159483871" calcext:value-type="float">
            <text:p>27.909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5048" calcext:value-type="float">
            <text:p>28.27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48144516129" calcext:value-type="float">
            <text:p>28.884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16288" calcext:value-type="float">
            <text:p>30.15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8242580645" calcext:value-type="float">
            <text:p>33.0928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8252903226" calcext:value-type="float">
            <text:p>28.9838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93672" calcext:value-type="float">
            <text:p>28.1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73832258064" calcext:value-type="float">
            <text:p>28.347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28487741935" calcext:value-type="float">
            <text:p>28.3728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0606896552" calcext:value-type="float">
            <text:p>28.5350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51156129032" calcext:value-type="float">
            <text:p>28.6151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41432258065" calcext:value-type="float">
            <text:p>29.094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852" calcext:value-type="float">
            <text:p>29.42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5189677419" calcext:value-type="float">
            <text:p>29.9865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92088" calcext:value-type="float">
            <text:p>31.1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5612903226" calcext:value-type="float">
            <text:p>34.110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0283870968" calcext:value-type="float">
            <text:p>37.307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32192" calcext:value-type="float">
            <text:p>31.24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74975483871" calcext:value-type="float">
            <text:p>29.237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29056" calcext:value-type="float">
            <text:p>29.2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73527741936" calcext:value-type="float">
            <text:p>29.3573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46054285714" calcext:value-type="float">
            <text:p>29.5546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74449032258" calcext:value-type="float">
            <text:p>29.6274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39926153846" calcext:value-type="float">
            <text:p>30.713992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08304615385" calcext:value-type="float">
            <text:p>32.20083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900768" calcext:value-type="float">
            <text:p>33.879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97573333333" calcext:value-type="float">
            <text:p>37.0897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3870769231" calcext:value-type="float">
            <text:p>40.376387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965" calcext:value-type="float">
            <text:p>35.914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0205714286" calcext:value-type="float">
            <text:p>34.5090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1356" calcext:value-type="float">
            <text:p>35.74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878" calcext:value-type="float">
            <text:p>35.95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7" calcext:value-type="float">
            <text:p>36.2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412" calcext:value-type="float">
            <text:p>36.69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03851428571" calcext:value-type="float">
            <text:p>26.0503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50416" calcext:value-type="float">
            <text:p>25.55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3742" calcext:value-type="float">
            <text:p>31.46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14967272727" calcext:value-type="float">
            <text:p>24.72149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92912" calcext:value-type="float">
            <text:p>24.19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77472" calcext:value-type="float">
            <text:p>24.03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38064" calcext:value-type="float">
            <text:p>24.66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802" calcext:value-type="float">
            <text:p>25.847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2205714286" calcext:value-type="float">
            <text:p>28.1082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9008" calcext:value-type="float">
            <text:p>23.5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17952" calcext:value-type="float">
            <text:p>28.23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48704" calcext:value-type="float">
            <text:p>24.79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1496" calcext:value-type="float">
            <text:p>25.4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69808" calcext:value-type="float">
            <text:p>23.69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006" calcext:value-type="float">
            <text:p>23.34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256" calcext:value-type="float">
            <text:p>23.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63856" calcext:value-type="float">
            <text:p>24.11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72192" calcext:value-type="float">
            <text:p>25.14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7392" calcext:value-type="float">
            <text:p>25.1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1028" calcext:value-type="float">
            <text:p>30.83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2224" calcext:value-type="float">
            <text:p>31.80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30528" calcext:value-type="float">
            <text:p>24.27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08832" calcext:value-type="float">
            <text:p>23.22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51216" calcext:value-type="float">
            <text:p>22.38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3572" calcext:value-type="float">
            <text:p>22.48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62" meta:object-count="0"/>
    <meta:user-defined meta:name="AppVersion">3.0</meta:user-defined>
  </office:meta>
</office:document-meta>
</file>